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7689in" svg:y="0.4898in">
            <draw:object draw:notify-on-update-of-ranges="Sheet1.B4:Sheet1.B6 Sheet1.C3:Sheet1.C3 Sheet1.C4:Sheet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 table:number-rows-repeated="20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0/00/0000</text:date>, <text:time style:data-style-name="N2" text:time-value="0000-00-00T00:00:01.997062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9:32:03.482979811</meta:creation-date>
    <dc:date>2013-05-01T19:33:12.587186379</dc:date>
    <meta:editing-duration>P0D</meta:editing-duration>
    <meta:editing-cycles>1</meta:editing-cycles>
    <meta:generator>LibreOffice/4.1.0.0.alpha0$Linux_X86_64 LibreOffice_project/aee01f809e214090b320b31bdce98dff77208a3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percentage" chart:error-percentage="1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category="percentage" chart:error-percentage="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percentage" chart:error-percentage="10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1cm" svg:y="4.201cm" style:legend-expansion="high" chart:style-name="ch2"/>
        <chart:plot-area chart:style-name="ch3" table:cell-range-address="Sheet1.B4:Sheet1.C6 Sheet1.C3:Sheet1.C3" chart:data-source-has-labels="row" svg:x="0.77cm" svg:y="0.855cm" svg:width="13.2cm" svg:height="7.545cm">
          <chartooo:coordinate-region svg:x="1.497cm" svg:y="1.054cm" svg:width="12.23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6" chart:label-cell-address="Sheet1.C3:Sheet1.C3" chart:class="chart:scatter">
            <chart:domain table:cell-range-address="Sheet1.B4:Sheet1.B6"/>
            <chart:error-indicator chart:style-name="ch7" chart:dimension="y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2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:Sheet1.B6</svg:desc>
                </draw:g>
              </table:table-cell>
              <table:table-cell office:value-type="float" office:value="2">
                <text:p>2</text:p>
                <draw:g>
                  <svg:desc>Sheet1.C4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aee01f809e214090b320b31bdce98dff77208a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